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4043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000000"/>
    </style:style>
    <style:style style:name="ce12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8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9" style:family="table-cell" style:parent-style-name="Default" style:data-style-name="N0">
      <style:table-cell-properties fo:background-color="#00a933"/>
    </style:style>
    <style:style style:name="ce20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21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22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23" style:family="table-cell" style:parent-style-name="Default" style:data-style-name="N0">
      <style:table-cell-properties fo:background-color="#3465a4"/>
    </style:style>
    <style:style style:name="ce24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26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31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3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33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34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35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6" style:family="table-cell" style:parent-style-name="Default" style:data-style-name="N0">
      <style:table-cell-properties fo:background-color="#729fcf"/>
    </style:style>
    <style:style style:name="ce3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38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39" style:family="table-cell" style:parent-style-name="Default" style:data-style-name="N0">
      <style:table-cell-properties fo:background-color="#729fcf"/>
      <style:text-properties fo:color="#c9211e"/>
    </style:style>
    <style:style style:name="ce40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41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42" style:family="table-cell" style:parent-style-name="Default" style:data-style-name="N0">
      <style:table-cell-properties fo:background-color="#127622"/>
      <style:text-properties fo:color="#c9211e"/>
    </style:style>
    <style:style style:name="ce43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44" style:family="table-cell" style:parent-style-name="Default" style:data-style-name="N0">
      <style:table-cell-properties fo:background-color="#127622"/>
    </style:style>
    <style:style style:name="ce45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4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47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48" style:family="table-cell" style:parent-style-name="Default" style:data-style-name="N0">
      <style:table-cell-properties fo:background-color="#729fcf"/>
    </style:style>
    <style:style style:name="ce49" style:family="table-cell" style:parent-style-name="Default" style:data-style-name="N0">
      <style:table-cell-properties fo:background-color="#127622"/>
    </style:style>
    <style:style style:name="ce50" style:family="table-cell" style:parent-style-name="Default" style:data-style-name="N0">
      <style:table-cell-properties fo:background-color="#664400"/>
      <style:text-properties fo:color="#c9211e"/>
    </style:style>
    <style:style style:name="ce5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52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53" style:family="table-cell" style:parent-style-name="Default" style:data-style-name="N0">
      <style:table-cell-properties fo:background-color="#664400"/>
    </style:style>
    <style:style style:name="ce54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55" style:family="table-cell" style:parent-style-name="Default" style:data-style-name="N0">
      <style:table-cell-properties fo:background-color="#00a933"/>
      <style:text-properties fo:color="#c9211e"/>
    </style:style>
    <style:style style:name="ce56" style:family="table-cell" style:parent-style-name="Default" style:data-style-name="N0">
      <style:table-cell-properties fo:background-color="#00a933"/>
    </style:style>
    <style:style style:name="ce57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59" style:family="table-cell" style:parent-style-name="Default" style:data-style-name="N0">
      <style:table-cell-properties fo:background-color="#998811"/>
    </style:style>
    <style:style style:name="ce60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61" style:family="table-cell" style:parent-style-name="Default" style:data-style-name="N0">
      <style:table-cell-properties fo:background-color="#998811"/>
      <style:text-properties fo:color="#c9211e"/>
    </style:style>
    <style:style style:name="ce6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6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64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</style:style>
    <style:style style:name="ce65" style:family="table-cell" style:parent-style-name="Default" style:data-style-name="N0">
      <style:table-cell-properties fo:border-bottom="0.06pt solid #ff0000" fo:background-color="#00a933" fo:border-left="none" fo:border-right="none" fo:border-top="none"/>
    </style:style>
    <style:style style:name="ce66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67" style:family="table-cell" style:parent-style-name="Default" style:data-style-name="N0">
      <style:table-cell-properties fo:border-bottom="0.06pt solid #ff0000" fo:background-color="#00a933" fo:border-left="none" fo:border-right="none" fo:border-top="none"/>
      <style:text-properties fo:color="#c9211e"/>
    </style:style>
    <style:style style:name="ce68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69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</style:style>
    <style:style style:name="ce70" style:family="table-cell" style:parent-style-name="Default" style:data-style-name="N0">
      <style:table-cell-properties fo:background-color="#ffa6a6"/>
    </style:style>
    <style:style style:name="ce71" style:family="table-cell" style:parent-style-name="Default" style:data-style-name="N0">
      <style:table-cell-properties fo:background-color="#000000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0">
      <style:table-cell-properties fo:background-color="#ff0000"/>
    </style:style>
    <style:style style:name="ce74" style:family="table-cell" style:parent-style-name="Default" style:data-style-name="N0">
      <style:table-cell-properties fo:background-color="#ffc000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6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173" style:family="table-cell" style:parent-style-name="Default" style:data-style-name="N0">
      <style:table-cell-properties fo:border-bottom="0.06pt solid #ff0000" fo:background-color="#00a933" fo:border-left="none" fo:border-right="none" fo:border-top="non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7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185" style:family="table-cell" style:parent-style-name="Default" style:data-style-name="N0">
      <style:table-cell-properties fo:border-bottom="0.06pt solid #ff0000" fo:background-color="#00a933" fo:border-left="none" fo:border-right="none" fo:border-top="none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3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202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40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143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14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14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3"/>
          <table:table-cell table:style-name="ce156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2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2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 table:number-rows-repeated="28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 table:number-rows-repeated="32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2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>
          <table:table-cell table:style-name="ce169"/>
          <table:table-cell table:style-name="ce173" table:number-columns-repeated="3"/>
          <table:table-cell table:style-name="ce179"/>
          <table:table-cell table:style-name="ce185" table:number-columns-repeated="6"/>
          <table:table-cell table:style-name="ce193"/>
          <table:table-cell table:style-name="ce169"/>
          <table:table-cell table:style-name="ce173" table:number-columns-repeated="6"/>
          <table:table-cell table:style-name="ce202"/>
          <table:table-cell table:style-name="ce156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5" table:number-columns-repeated="56" table:default-cell-style-name="ce149"/>
        <table:table-row table:style-name="ro5" table:number-rows-repeated="6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104849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5" table:number-columns-repeated="56" table:default-cell-style-name="ce149"/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5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style-name="ce154"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51">
          <table:table-cell table:style-name="ce154" table:number-columns-repeated="64"/>
        </table:table-row>
        <table:table-row table:style-name="ro5" table:number-rows-repeated="104848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White_Rabbit" table:style-name="ta2">
        <table:table-column table:style-name="co6" table:number-columns-repeated="8" table:default-cell-style-name="ce149"/>
        <table:table-column table:style-name="co2" table:number-columns-repeated="56" table:default-cell-style-name="ce149"/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5" table:number-rows-repeated="4">
          <table:table-cell table:style-name="ce150" table:number-columns-repeated="8"/>
          <table:table-cell table:number-columns-repeated="56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2T23:25:34.698294595</dc:date>
    <meta:editing-cycles>54</meta:editing-cycles>
    <meta:editing-duration>PT8H38M22S</meta:editing-duration>
    <meta:document-statistic meta:table-count="7" meta:cell-count="125" meta:object-count="0"/>
  </office:meta>
</office:document-meta>
</file>